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37.5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50.27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61.79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71.85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0.5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87.8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93.64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97.8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0.4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1.3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0.4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27.9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39.99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1.3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61.61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70.76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78.5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5.1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90.41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94.4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96.9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97.9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18.5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29.87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0.4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50.3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59.47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67.51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74.45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80.19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84.73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88.11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90.26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91.07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9.55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2.9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74.6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84.7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3.27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0.0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5.0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8.0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9.1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8.2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5.5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0.1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53.2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65.1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75.84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4.99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92.65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98.87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3.5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6.5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7.74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7.0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04.63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30.7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43.0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4.64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65.19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74.6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82.81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9.57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94.94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98.96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1.51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2.5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01.8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7.27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70.65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2.16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91.89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9.72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5.47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9.1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10.62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09.95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07.1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2.1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8.69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62.26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74.4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84.8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3.6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0.7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6.1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9.66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1.26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210.73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8.23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203.6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39.74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52.79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64.8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75.61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4.95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92.7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98.9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3.57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6.3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58.83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69.7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78.97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6.48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92.14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95.9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98.01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7.4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70.1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0.9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89.8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6.5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1.04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3.48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3.85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75.9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6.16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93.95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99.47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2.57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3.32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01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0:32:49.318000000</meta:creation-date>
    <dc:date>2019-12-09T10:34:12.599000000</dc:date>
    <meta:editing-duration>PT1M23S</meta:editing-duration>
    <meta:editing-cycles>1</meta:editing-cycles>
    <meta:generator>LibreOffice/6.3.2.2$Windows_X86_64 LibreOffice_project/98b30e735bda24bc04ab42594c85f7fd8be07b9c</meta:generator>
    <meta:document-statistic meta:table-count="1" meta:cell-count="492" meta:object-count="0"/>
  </office:meta>
</office:document-meta>
</file>